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93in"/>
    </style:style>
    <style:style style:name="co2" style:family="table-column">
      <style:table-column-properties fo:break-before="auto" style:column-width="0.7638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74pt solid #000000"/>
      <style:text-properties fo:color="#000000"/>
    </style:style>
    <style:style style:name="ce2" style:family="table-cell" style:parent-style-name="Default">
      <style:table-cell-properties fo:background-color="#ffffff"/>
      <style:text-properties fo:color="#000000"/>
    </style:style>
    <style:style style:name="ce6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ffffff" fo:border="0.74pt solid #000000"/>
      <style:text-properties fo:color="#000000"/>
    </style:style>
    <style:style style:name="ce3" style:family="table-cell" style:parent-style-name="Default">
      <style:table-cell-properties fo:background-color="#ffffff" fo:border="0.74pt solid #000000"/>
      <style:text-properties fo:color="#000000"/>
    </style:style>
    <style:style style:name="ce7" style:family="table-cell" style:parent-style-name="Default">
      <style:table-cell-properties fo:background-color="#ffffff" fo:border="0.74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4" table:number-columns-repeated="16377" table:default-cell-style-name="ce2"/>
        <table:table-row table:style-name="ro1">
          <table:table-cell table:style-name="ce1" office:value-type="string" calcext:value-type="string">
            <text:p>results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train size</text:p>
          </table:table-cell>
          <table:table-cell table:number-columns-repeated="1637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8" office:value-type="float" office:value="0.28125" calcext:value-type="float">
            <text:p>0.28125</text:p>
          </table:table-cell>
          <table:table-cell table:style-name="ce8" office:value-type="float" office:value="0.21875" calcext:value-type="float">
            <text:p>0.21875</text:p>
          </table:table-cell>
          <table:table-cell table:number-columns-repeated="3" table:style-name="ce8" office:value-type="float" office:value="0.25" calcext:value-type="float">
            <text:p>0.25</text:p>
          </table:table-cell>
          <table:table-cell table:number-columns-repeated="1637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 office:value-type="float" office:value="0.256944447755814" calcext:value-type="float">
            <text:p>0.256944447755814</text:p>
          </table:table-cell>
          <table:table-cell table:style-name="ce8" office:value-type="float" office:value="0.236111104488373" calcext:value-type="float">
            <text:p>0.236111104488373</text:p>
          </table:table-cell>
          <table:table-cell table:style-name="ce8" office:value-type="float" office:value="0.243055552244186" calcext:value-type="float">
            <text:p>0.243055552244186</text:p>
          </table:table-cell>
          <table:table-cell table:style-name="ce8" office:value-type="float" office:value="0.236111104488373" calcext:value-type="float">
            <text:p>0.236111104488373</text:p>
          </table:table-cell>
          <table:table-cell table:style-name="ce8" office:value-type="float" office:value="0.270833343267441" calcext:value-type="float">
            <text:p>0.270833343267441</text:p>
          </table:table-cell>
          <table:table-cell table:number-columns-repeated="1637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 office:value-type="float" office:value="0.22916667163372" calcext:value-type="float">
            <text:p>0.22916667163372</text:p>
          </table:table-cell>
          <table:table-cell table:style-name="ce8" office:value-type="float" office:value="0.256944447755814" calcext:value-type="float">
            <text:p>0.256944447755814</text:p>
          </table:table-cell>
          <table:table-cell table:style-name="ce8" office:value-type="float" office:value="0.236111104488373" calcext:value-type="float">
            <text:p>0.236111104488373</text:p>
          </table:table-cell>
          <table:table-cell table:style-name="ce8" office:value-type="float" office:value="0.243055552244186" calcext:value-type="float">
            <text:p>0.243055552244186</text:p>
          </table:table-cell>
          <table:table-cell table:style-name="ce8" office:value-type="float" office:value="0.25" calcext:value-type="float">
            <text:p>0.25</text:p>
          </table:table-cell>
          <table:table-cell table:number-columns-repeated="1637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8" office:value-type="float" office:value="0.243055552244186" calcext:value-type="float">
            <text:p>0.243055552244186</text:p>
          </table:table-cell>
          <table:table-cell table:style-name="ce8" office:value-type="float" office:value="0.236111104488373" calcext:value-type="float">
            <text:p>0.236111104488373</text:p>
          </table:table-cell>
          <table:table-cell table:style-name="ce8" office:value-type="float" office:value="0.256944447755814" calcext:value-type="float">
            <text:p>0.256944447755814</text:p>
          </table:table-cell>
          <table:table-cell table:style-name="ce8" office:value-type="float" office:value="0.243055552244186" calcext:value-type="float">
            <text:p>0.243055552244186</text:p>
          </table:table-cell>
          <table:table-cell table:style-name="ce8" office:value-type="float" office:value="0.236111104488373" calcext:value-type="float">
            <text:p>0.236111104488373</text:p>
          </table:table-cell>
          <table:table-cell table:number-columns-repeated="16378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3" table:style-name="ce8" office:value-type="float" office:value="0.243055552244186" calcext:value-type="float">
            <text:p>0.243055552244186</text:p>
          </table:table-cell>
          <table:table-cell table:style-name="ce8" office:value-type="float" office:value="0.263888895511627" calcext:value-type="float">
            <text:p>0.263888895511627</text:p>
          </table:table-cell>
          <table:table-cell table:style-name="ce8" office:value-type="float" office:value="0.25" calcext:value-type="float">
            <text:p>0.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ise</text:p>
          </table:table-cell>
          <table:table-cell table:number-columns-repeated="16383"/>
        </table:table-row>
        <table:table-row table:style-name="ro1" table:number-rows-repeated="9">
          <table:table-cell table:style-name="ce6" table:number-columns-repeated="8"/>
          <table:table-cell table:number-columns-repeated="16376"/>
        </table:table-row>
        <table:table-row table:style-name="ro1" table:number-rows-repeated="47">
          <table:table-cell table:number-columns-repeated="16384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train size</text:p>
          </table:table-cell>
          <table:table-cell table:number-columns-repeated="1637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.21875" calcext:value-type="float">
            <text:p>0.21875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" table:style-name="ce3" office:value-type="float" office:value="0.234375" calcext:value-type="float">
            <text:p>0.234375</text:p>
          </table:table-cell>
          <table:table-cell table:style-name="ce3" office:value-type="float" office:value="0.265625" calcext:value-type="float">
            <text:p>0.265625</text:p>
          </table:table-cell>
          <table:table-cell table:number-columns-repeated="1637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float" office:value="0.263888895511627" calcext:value-type="float">
            <text:p>0.263888895511627</text:p>
          </table:table-cell>
          <table:table-cell table:style-name="ce3" office:value-type="float" office:value="0.243055552244186" calcext:value-type="float">
            <text:p>0.243055552244186</text:p>
          </table:table-cell>
          <table:table-cell table:style-name="ce3" office:value-type="float" office:value="0.236111104488373" calcext:value-type="float">
            <text:p>0.236111104488373</text:p>
          </table:table-cell>
          <table:table-cell table:style-name="ce3" office:value-type="float" office:value="0.256944447755814" calcext:value-type="float">
            <text:p>0.256944447755814</text:p>
          </table:table-cell>
          <table:table-cell table:style-name="ce3" office:value-type="float" office:value="0.243055552244186" calcext:value-type="float">
            <text:p>0.243055552244186</text:p>
          </table:table-cell>
          <table:table-cell table:number-columns-repeated="1637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2" table:style-name="ce3" office:value-type="float" office:value="0.263888895511627" calcext:value-type="float">
            <text:p>0.263888895511627</text:p>
          </table:table-cell>
          <table:table-cell table:style-name="ce3" office:value-type="float" office:value="0.256944447755814" calcext:value-type="float">
            <text:p>0.256944447755814</text:p>
          </table:table-cell>
          <table:table-cell table:style-name="ce3" office:value-type="float" office:value="0.236111104488373" calcext:value-type="float">
            <text:p>0.236111104488373</text:p>
          </table:table-cell>
          <table:table-cell table:style-name="ce3" office:value-type="float" office:value="0.256944447755814" calcext:value-type="float">
            <text:p>0.256944447755814</text:p>
          </table:table-cell>
          <table:table-cell/>
          <table:table-cell office:value-type="string" calcext:value-type="string">
            <text:p>8 epochs</text:p>
          </table:table-cell>
          <table:table-cell table:number-columns-repeated="1637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256944447755814" calcext:value-type="float">
            <text:p>0.256944447755814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table:number-columns-repeated="2" table:style-name="ce3" office:value-type="float" office:value="0.256944447755814" calcext:value-type="float">
            <text:p>0.256944447755814</text:p>
          </table:table-cell>
          <table:table-cell table:number-columns-repeated="16378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2" table:style-name="ce3" office:value-type="float" office:value="0.256944447755814" calcext:value-type="float">
            <text:p>0.256944447755814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table:style-name="ce3" office:value-type="float" office:value="0.263888895511627" calcext:value-type="float">
            <text:p>0.26388889551162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is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train size</text:p>
          </table:table-cell>
          <table:table-cell table:number-columns-repeated="1637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7" office:value-type="float" office:value="0.234375" calcext:value-type="float">
            <text:p>0.234375</text:p>
          </table:table-cell>
          <table:table-cell table:style-name="ce7" office:value-type="float" office:value="0.21875" calcext:value-type="float">
            <text:p>0.21875</text:p>
          </table:table-cell>
          <table:table-cell table:style-name="ce7" office:value-type="float" office:value="0.28125" calcext:value-type="float">
            <text:p>0.28125</text:p>
          </table:table-cell>
          <table:table-cell table:style-name="ce7" office:value-type="float" office:value="0.296875" calcext:value-type="float">
            <text:p>0.296875</text:p>
          </table:table-cell>
          <table:table-cell table:style-name="ce7" office:value-type="float" office:value="0.25" calcext:value-type="float">
            <text:p>0.25</text:p>
          </table:table-cell>
          <table:table-cell table:number-columns-repeated="1637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2" table:style-name="ce7" office:value-type="float" office:value="0.25" calcext:value-type="float">
            <text:p>0.25</text:p>
          </table:table-cell>
          <table:table-cell table:number-columns-repeated="2" table:style-name="ce7" office:value-type="float" office:value="0.243055552244186" calcext:value-type="float">
            <text:p>0.243055552244186</text:p>
          </table:table-cell>
          <table:table-cell table:style-name="ce7" office:value-type="float" office:value="0.263888895511627" calcext:value-type="float">
            <text:p>0.263888895511627</text:p>
          </table:table-cell>
          <table:table-cell table:number-columns-repeated="1637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office:value-type="float" office:value="0.243055552244186" calcext:value-type="float">
            <text:p>0.243055552244186</text:p>
          </table:table-cell>
          <table:table-cell table:style-name="ce7" office:value-type="float" office:value="0.263888895511627" calcext:value-type="float">
            <text:p>0.263888895511627</text:p>
          </table:table-cell>
          <table:table-cell table:number-columns-repeated="2" table:style-name="ce7" office:value-type="float" office:value="0.25" calcext:value-type="float">
            <text:p>0.25</text:p>
          </table:table-cell>
          <table:table-cell table:style-name="ce7" office:value-type="float" office:value="0.236111104488373" calcext:value-type="float">
            <text:p>0.236111104488373</text:p>
          </table:table-cell>
          <table:table-cell/>
          <table:table-cell office:value-type="string" calcext:value-type="string">
            <text:p>16 epochs</text:p>
          </table:table-cell>
          <table:table-cell table:number-columns-repeated="1637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office:value-type="float" office:value="0.243055552244186" calcext:value-type="float">
            <text:p>0.243055552244186</text:p>
          </table:table-cell>
          <table:table-cell table:style-name="ce7" office:value-type="float" office:value="0.236111104488373" calcext:value-type="float">
            <text:p>0.236111104488373</text:p>
          </table:table-cell>
          <table:table-cell table:style-name="ce7" office:value-type="float" office:value="0.263888895511627" calcext:value-type="float">
            <text:p>0.263888895511627</text:p>
          </table:table-cell>
          <table:table-cell table:style-name="ce7" office:value-type="float" office:value="0.270833343267441" calcext:value-type="float">
            <text:p>0.270833343267441</text:p>
          </table:table-cell>
          <table:table-cell table:style-name="ce7" office:value-type="float" office:value="0.236111104488373" calcext:value-type="float">
            <text:p>0.236111104488373</text:p>
          </table:table-cell>
          <table:table-cell table:number-columns-repeated="16378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office:value-type="float" office:value="0.263888895511627" calcext:value-type="float">
            <text:p>0.263888895511627</text:p>
          </table:table-cell>
          <table:table-cell table:number-columns-repeated="2" table:style-name="ce7" office:value-type="float" office:value="0.25" calcext:value-type="float">
            <text:p>0.25</text:p>
          </table:table-cell>
          <table:table-cell table:style-name="ce7" office:value-type="float" office:value="0.256944447755814" calcext:value-type="float">
            <text:p>0.256944447755814</text:p>
          </table:table-cell>
          <table:table-cell table:style-name="ce7" office:value-type="float" office:value="0.243055552244186" calcext:value-type="float">
            <text:p>0.2430555522441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ise</text:p>
          </table:table-cell>
          <table:table-cell table:number-columns-repeated="16383"/>
        </table:table-row>
        <table:table-row table:style-name="ro1" table:number-rows-repeated="104849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65:Sheet1.F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74:Sheet1.F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2:Sheet1.F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/00/0000</text:date>, <text:time style:data-style-name="N2" text:time-value="08:03:43.759173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23:02:47.196231061</meta:creation-date>
    <meta:generator>LibreOffice/7.5.3.2$Linux_X86_64 LibreOffice_project/50$Build-2</meta:generator>
    <dc:date>2023-05-13T08:09:24.597352541</dc:date>
    <meta:editing-duration>PT23M54S</meta:editing-duration>
    <meta:editing-cycles>11</meta:editing-cycles>
    <meta:document-statistic meta:table-count="1" meta:cell-count="116" meta:object-count="0"/>
  </office:meta>
</office:document-meta>
</file>